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4.8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5.45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1.6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4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</text:p>
          </table:table-cell>
          <table:table-cell office:value-type="float" office:value="800" calcext:value-type="float">
            <text:p>800 g</text:p>
          </table:table-cell>
          <table:table-cell office:value-type="string" calcext:value-type="string">
            <text:p>White</text:p>
          </table:table-cell>
          <table:table-cell table:formula="of:=([.$K$3]/1000)*[.C2]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3]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K3]*[.$L$2]" office:value-type="currency" office:currency="AUD" office:value="12.87" calcext:value-type="currency">
            <text:p>$12.87</text:p>
          </table:table-cell>
          <table:table-cell table:style-name="ce3" table:formula="of:=[.$K3]*[.$M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 office:value-type="string" calcext:value-type="string">
            <text:p>White</text:p>
          </table:table-cell>
          <table:table-cell table:formula="of:=([.$K$3]/1000)*[.C4]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5]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ide Main</text:p>
          </table:table-cell>
          <table:table-cell office:value-type="string" calcext:value-type="string">
            <text:p>Vent Guide + Mask + Maw</text:p>
          </table:table-cell>
          <table:table-cell office:value-type="float" office:value="220" calcext:value-type="float">
            <text:p>220 g</text:p>
          </table:table-cell>
          <table:table-cell office:value-type="string" calcext:value-type="string">
            <text:p>Black</text:p>
          </table:table-cell>
          <table:table-cell table:formula="of:=([.$K$3]/1000)*[.C6]" office:value-type="currency" office:currency="AUD" office:value="4.29" calcext:value-type="currency">
            <text:p>$4.29</text:p>
          </table:table-cell>
          <table:table-cell office:value-type="float" office:value="14" calcext:value-type="float">
            <text:p>14 h</text:p>
          </table:table-cell>
          <table:table-cell office:value-type="string" calcext:value-type="string">
            <text:p>Partial</text:p>
          </table:table-cell>
          <table:table-cell table:number-columns-repeated="2"/>
          <table:table-cell office:value-type="string" calcext:value-type="string">
            <text:p>Filament</text:p>
          </table:table-cell>
          <table:table-cell table:style-name="ce2" table:formula="of:=SUM([.C:.C])" office:value-type="float" office:value="2370" calcext:value-type="float">
            <text:p>237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 office:value-type="string" calcext:value-type="string">
            <text:p>Black</text:p>
          </table:table-cell>
          <table:table-cell table:formula="of:=([.$K$3]/1000)*[.C7]" office:value-type="currency" office:currency="AUD" office:value="5.265" calcext:value-type="currency">
            <text:p>$5.27</text:p>
          </table:table-cell>
          <table:table-cell office:value-type="float" office:value="24" calcext:value-type="float">
            <text:p>24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E:.E])" office:value-type="currency" office:currency="AUD" office:value="46.215" calcext:value-type="currency">
            <text:p>$46.22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ead Restraint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8]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F:.$F])/24) &amp; &quot;d &quot; &amp; MOD(SUM([.$F:.$F]);24) &amp; &quot;h&quot;" office:value-type="string" office:string-value="6d 4h" calcext:value-type="string">
            <text:p>6d 4h</text:p>
          </table:table-cell>
          <table:table-cell table:style-name="ce4"/>
          <table:table-cell table:style-name="ce3"/>
        </table:table-row>
        <table:table-row table:style-name="ro1">
          <table:table-cell table:number-columns-repeated="4"/>
          <table:table-cell table:formula="of:=([.$K$3]/1000)*[.C9]" office:value-type="currency" office:currency="AUD" office:value="0" calcext:value-type="currency">
            <text:p>$0.00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table:number-columns-repeated="4"/>
          <table:table-cell table:formula="of:=([.$K$3]/1000)*[.C10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1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2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3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4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2:00:02.43679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09-26T17:33:59.657254700</dc:date>
    <meta:editing-duration>PT5H51M47S</meta:editing-duration>
    <meta:editing-cycles>7</meta:editing-cycles>
    <meta:document-statistic meta:table-count="4" meta:cell-count="89" meta:object-count="0"/>
  </office:meta>
</office:document-meta>
</file>